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ResultProperty.toXml(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archResultProperty.SearchResultProperty( String [ ] columnNames , 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archResultProperty.parseColumnElement( Element columnElement , List columnNames , List values , ValueFactory value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archResultProperty.getColum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ResultProperty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ResultProperty.SearchResultProperty( DavProperty property , ValueFactory valueFacto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archResult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